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07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1.439in"/>
    </style:style>
    <style:style style:name="co5" style:family="table-column">
      <style:table-column-properties fo:break-before="auto" style:column-width="1.3839in"/>
    </style:style>
    <style:style style:name="co6" style:family="table-column">
      <style:table-column-properties fo:break-before="auto" style:column-width="1.9465in"/>
    </style:style>
    <style:style style:name="co7" style:family="table-column">
      <style:table-column-properties fo:break-before="auto" style:column-width="1.699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9307in" svg:height="6.5484in" svg:x="0.0598in" svg:y="2.0146in">
            <draw:object draw:notify-on-update-of-ranges="Sheet1.B2:Sheet1.B11 Sheet1.F1:Sheet1.F1 Sheet1.F2:Sheet1.F11 Sheet1.G1:Sheet1.G1 Sheet1.G2:Sheet1.G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fitness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  <table:table-cell office:value-type="string">
            <text:p>Experiment Six (Desktop)</text:p>
          </table:table-cell>
          <table:table-cell office:value-type="string">
            <text:p>Experiment Six (Laptop)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6.0066">
            <text:p>56.0066</text:p>
          </table:table-cell>
          <table:table-cell office:value-type="float" office:value="32.951">
            <text:p>32.95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63.6638">
            <text:p>63.6638</text:p>
          </table:table-cell>
          <table:table-cell office:value-type="float" office:value="43.4078">
            <text:p>43.407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50.8284">
            <text:p>50.8284</text:p>
          </table:table-cell>
          <table:table-cell office:value-type="float" office:value="37.3634">
            <text:p>37.363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44.7026">
            <text:p>44.7026</text:p>
          </table:table-cell>
          <table:table-cell office:value-type="float" office:value="33.5758">
            <text:p>33.575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</text:p>
          </table:table-cell>
          <table:table-cell office:value-type="float" office:value="57.5212">
            <text:p>57.5212</text:p>
          </table:table-cell>
          <table:table-cell office:value-type="float" office:value="34.8184">
            <text:p>34.818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office:value-type="float" office:value="46.159">
            <text:p>46.159</text:p>
          </table:table-cell>
          <table:table-cell office:value-type="float" office:value="45.7432">
            <text:p>45.743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41.2142">
            <text:p>41.2142</text:p>
          </table:table-cell>
          <table:table-cell office:value-type="float" office:value="39.0608">
            <text:p>39.060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9">
            <text:p>79</text:p>
          </table:table-cell>
          <table:table-cell table:number-columns-repeated="3" office:value-type="float" office:value="0">
            <text:p>0</text:p>
          </table:table-cell>
          <table:table-cell office:value-type="float" office:value="61.7316">
            <text:p>61.7316</text:p>
          </table:table-cell>
          <table:table-cell office:value-type="float" office:value="36.9246">
            <text:p>36.924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9">
            <text:p>89</text:p>
          </table:table-cell>
          <table:table-cell table:number-columns-repeated="3" office:value-type="float" office:value="0">
            <text:p>0</text:p>
          </table:table-cell>
          <table:table-cell office:value-type="float" office:value="63.4884">
            <text:p>63.4884</text:p>
          </table:table-cell>
          <table:table-cell office:value-type="float" office:value="40.7326">
            <text:p>40.732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9">
            <text:p>99</text:p>
          </table:table-cell>
          <table:table-cell table:number-columns-repeated="3" office:value-type="float" office:value="0">
            <text:p>0</text:p>
          </table:table-cell>
          <table:table-cell office:value-type="float" office:value="47.304">
            <text:p>47.304</text:p>
          </table:table-cell>
          <table:table-cell office:value-type="float" office:value="39.2514">
            <text:p>39.25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7T18:32:43</dc:date>
    <dc:creator>Lettier </dc:creator>
    <meta:document-statistic meta:table-count="1" meta:cell-count="77" meta:object-count="1"/>
    <meta:generator>LibreOffice/4.0.2.2$Linux_X86_64 LibreOffice_project/4c82dcdd6efcd48b1d8bba66bfe1989deee49c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 chart:mean-value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2">
      <style:chart-properties chart:display-label="true" chart:logarithmic="false" chart:interval-major="2.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2">
      <style:chart-properties chart:symbol-type="none" chart:mean-valu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svg:stroke-color="#ff420e"/>
    </style:style>
    <style:style style:name="ch13" style:family="chart" style:data-style-name="N2">
      <style:chart-properties chart:symbol-type="none" chart:mean-valu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385cm" svg:height="16.634cm" xlink:href=".." xlink:type="simple" chart:class="chart:line" chart:style-name="ch1">
        <chart:title svg:x="11.313cm" svg:y="0.417cm" chart:style-name="ch2">
          <text:p>SimPL</text:p>
        </chart:title>
        <chart:subtitle svg:x="4.541cm" svg:y="1.854cm" chart:style-name="ch3">
          <text:p>Experiment six average ball-in-play time (desktop versus laptop).</text:p>
        </chart:subtitle>
        <chart:legend svg:x="25.04cm" svg:y="7.794cm" style:legend-expansion="custom" chartooo:width="9.86cm" chartooo:height="2.978cm" style:legend-expansion-aspect-ratio="3.31094694425789" chart:style-name="ch4"/>
        <chart:plot-area chart:style-name="ch5" table:cell-range-address="Sheet1.B2:Sheet1.B11 Sheet1.F1:Sheet1.G11" chart:data-source-has-labels="both" svg:x="1.561cm" svg:y="2.925cm" svg:width="23.261cm" svg:height="12.394cm">
          <chartooo:coordinate-region svg:x="2.659cm" svg:y="3.124cm" svg:width="21.976cm" svg:height="11.548cm"/>
          <chart:axis chart:dimension="x" chart:name="primary-x" chart:style-name="ch6" chartooo:axis-type="auto">
            <chartooo:date-scale/>
            <chart:title svg:x="12.117cm" svg:y="15.319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9">
            <chart:title svg:x="0.193cm" svg:y="13.959cm" chart:style-name="ch10">
              <text:p>Average Ball-in-play Time (Seconds)</text:p>
            </chart:title>
            <chart:grid chart:style-name="ch8" chart:class="major"/>
          </chart:axis>
          <chart:series chart:style-name="ch11" chart:values-cell-range-address="Sheet1.F2:Sheet1.F11" chart:label-cell-address="Sheet1.F1:Sheet1.F1" chart:class="chart:line">
            <chart:mean-value chart:style-name="ch12"/>
            <chart:data-point chart:repeated="10"/>
          </chart:series>
          <chart:series chart:style-name="ch13" chart:values-cell-range-address="Sheet1.G2:Sheet1.G11" chart:label-cell-address="Sheet1.G1:Sheet1.G1" chart:class="chart:line">
            <chart:mean-value chart:style-name="ch14"/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Six (Desktop)</text:p>
                <draw:g>
                  <svg:desc>Sheet1.F1:Sheet1.F1</svg:desc>
                </draw:g>
              </table:table-cell>
              <table:table-cell office:value-type="string">
                <text:p>Experiment Six (Laptop)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56.0066">
                <text:p>56.0066</text:p>
                <draw:g>
                  <svg:desc>Sheet1.F2:Sheet1.F11</svg:desc>
                </draw:g>
              </table:table-cell>
              <table:table-cell office:value-type="float" office:value="32.951">
                <text:p>32.951</text:p>
                <draw:g>
                  <svg:desc>Sheet1.G2:Sheet1.G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3.6638">
                <text:p>63.6638</text:p>
              </table:table-cell>
              <table:table-cell office:value-type="float" office:value="43.4078">
                <text:p>43.407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50.8284">
                <text:p>50.8284</text:p>
              </table:table-cell>
              <table:table-cell office:value-type="float" office:value="37.3634">
                <text:p>37.363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4.7026">
                <text:p>44.7026</text:p>
              </table:table-cell>
              <table:table-cell office:value-type="float" office:value="33.5758">
                <text:p>33.575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57.5212">
                <text:p>57.5212</text:p>
              </table:table-cell>
              <table:table-cell office:value-type="float" office:value="34.8184">
                <text:p>34.818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46.159">
                <text:p>46.159</text:p>
              </table:table-cell>
              <table:table-cell office:value-type="float" office:value="45.7432">
                <text:p>45.743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41.2142">
                <text:p>41.2142</text:p>
              </table:table-cell>
              <table:table-cell office:value-type="float" office:value="39.0608">
                <text:p>39.060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61.7316">
                <text:p>61.7316</text:p>
              </table:table-cell>
              <table:table-cell office:value-type="float" office:value="36.9246">
                <text:p>36.924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63.4884">
                <text:p>63.4884</text:p>
              </table:table-cell>
              <table:table-cell office:value-type="float" office:value="40.7326">
                <text:p>40.732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47.304">
                <text:p>47.304</text:p>
              </table:table-cell>
              <table:table-cell office:value-type="float" office:value="39.2514">
                <text:p>39.25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 chart:mean-value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2">
      <style:chart-properties chart:display-label="true" chart:logarithmic="false" chart:interval-major="2.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2">
      <style:chart-properties chart:symbol-type="none" chart:mean-valu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svg:stroke-color="#ff420e"/>
    </style:style>
    <style:style style:name="ch13" style:family="chart" style:data-style-name="N2">
      <style:chart-properties chart:symbol-type="none" chart:mean-valu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385cm" svg:height="16.634cm" xlink:href=".." xlink:type="simple" chart:class="chart:line" chart:style-name="ch1">
        <chart:title svg:x="11.313cm" svg:y="0.417cm" chart:style-name="ch2">
          <text:p>SimPL</text:p>
        </chart:title>
        <chart:subtitle svg:x="4.541cm" svg:y="1.854cm" chart:style-name="ch3">
          <text:p>Experiment six average ball-in-play time (desktop versus laptop).</text:p>
        </chart:subtitle>
        <chart:legend svg:x="25.04cm" svg:y="7.794cm" style:legend-expansion="custom" chartooo:width="9.86cm" chartooo:height="2.978cm" style:legend-expansion-aspect-ratio="3.31094694425789" chart:style-name="ch4"/>
        <chart:plot-area chart:style-name="ch5" table:cell-range-address="Sheet1.B2:Sheet1.B11 Sheet1.F1:Sheet1.G11" chart:data-source-has-labels="both" svg:x="1.561cm" svg:y="2.925cm" svg:width="23.261cm" svg:height="12.394cm">
          <chartooo:coordinate-region svg:x="2.659cm" svg:y="3.124cm" svg:width="21.976cm" svg:height="11.548cm"/>
          <chart:axis chart:dimension="x" chart:name="primary-x" chart:style-name="ch6" chartooo:axis-type="auto">
            <chartooo:date-scale/>
            <chart:title svg:x="12.117cm" svg:y="15.319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9">
            <chart:title svg:x="0.193cm" svg:y="13.958cm" chart:style-name="ch10">
              <text:p>Average Ball-in-play Time (Seconds)</text:p>
            </chart:title>
            <chart:grid chart:style-name="ch8" chart:class="major"/>
          </chart:axis>
          <chart:series chart:style-name="ch11" chart:values-cell-range-address="Sheet1.F2:Sheet1.F11" chart:label-cell-address="Sheet1.F1:Sheet1.F1" chart:class="chart:line">
            <chart:mean-value chart:style-name="ch12"/>
            <chart:data-point chart:repeated="10"/>
          </chart:series>
          <chart:series chart:style-name="ch13" chart:values-cell-range-address="Sheet1.G2:Sheet1.G11" chart:label-cell-address="Sheet1.G1:Sheet1.G1" chart:class="chart:line">
            <chart:mean-value chart:style-name="ch14"/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Six (Desktop)</text:p>
                <draw:g>
                  <svg:desc>Sheet1.F1:Sheet1.F1</svg:desc>
                </draw:g>
              </table:table-cell>
              <table:table-cell office:value-type="string">
                <text:p>Experiment Six (Laptop)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56.0066">
                <text:p>56.0066</text:p>
                <draw:g>
                  <svg:desc>Sheet1.F2:Sheet1.F11</svg:desc>
                </draw:g>
              </table:table-cell>
              <table:table-cell office:value-type="float" office:value="32.951">
                <text:p>32.951</text:p>
                <draw:g>
                  <svg:desc>Sheet1.G2:Sheet1.G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3.6638">
                <text:p>63.6638</text:p>
              </table:table-cell>
              <table:table-cell office:value-type="float" office:value="43.4078">
                <text:p>43.407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50.8284">
                <text:p>50.8284</text:p>
              </table:table-cell>
              <table:table-cell office:value-type="float" office:value="37.3634">
                <text:p>37.363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4.7026">
                <text:p>44.7026</text:p>
              </table:table-cell>
              <table:table-cell office:value-type="float" office:value="33.5758">
                <text:p>33.575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57.5212">
                <text:p>57.5212</text:p>
              </table:table-cell>
              <table:table-cell office:value-type="float" office:value="34.8184">
                <text:p>34.818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46.159">
                <text:p>46.159</text:p>
              </table:table-cell>
              <table:table-cell office:value-type="float" office:value="45.7432">
                <text:p>45.743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41.2142">
                <text:p>41.2142</text:p>
              </table:table-cell>
              <table:table-cell office:value-type="float" office:value="39.0608">
                <text:p>39.060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61.7316">
                <text:p>61.7316</text:p>
              </table:table-cell>
              <table:table-cell office:value-type="float" office:value="36.9246">
                <text:p>36.924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63.4884">
                <text:p>63.4884</text:p>
              </table:table-cell>
              <table:table-cell office:value-type="float" office:value="40.7326">
                <text:p>40.732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47.304">
                <text:p>47.304</text:p>
              </table:table-cell>
              <table:table-cell office:value-type="float" office:value="39.2514">
                <text:p>39.25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